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 style:writing-mode="lr-tb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>
      <style:paragraph-properties fo:text-align="start" style:justify-single-word="false" style:writing-mode="lr-tb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2">
      <style:paragraph-properties fo:margin-top="0cm" fo:margin-bottom="0cm" loext:contextual-spacing="false"/>
    </style:style>
    <style:style style:name="P9" style:family="paragraph" style:parent-style-name="Text_20_body" style:list-style-name="L3">
      <style:paragraph-properties fo:margin-top="0cm" fo:margin-bottom="0cm" loext:contextual-spacing="false"/>
    </style:style>
    <style:style style:name="P10" style:family="paragraph" style:parent-style-name="Text_20_body" style:list-style-name="L4">
      <style:paragraph-properties fo:margin-top="0cm" fo:margin-bottom="0cm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rchitecture Von Neumann</text:h>
      <text:h text:style-name="P1" text:outline-level="3">Activité</text:h>
      <text:p text:style-name="P6">En vous basant sur les sites ci-dessous, compléter le document d'étude sur l'architecture de Von Neumann.</text:p>
      <text:list xml:id="list2809196037" text:style-name="L1">
        <text:list-item>
          <text:p text:style-name="P7"><text:a xlink:type="simple" xlink:href="https://interstices.info/le-modele-darchitecture-de-von-neumann/" text:style-name="Internet_20_link" text:visited-style-name="Visited_20_Internet_20_Link">Le modèle d'architecture de Von Neumann</text:a></text:p>
        </text:list-item>
        <text:list-item>
          <text:p text:style-name="P2"><text:a xlink:type="simple" xlink:href="https://interstices.info/memoire-et-unite-centrale-un-couple-dedie-a-lexecution-des-programmes/" text:style-name="Internet_20_link" text:visited-style-name="Visited_20_Internet_20_Link">Mémoire et unité centrale, un couple dédié à l'exécution des programme</text:a></text:p>
        </text:list-item>
      </text:list>
      <text:p text:style-name="Text_20_body">Pour la partie Langage machine, on se référera au site wikipédia: </text:p>
      <text:list xml:id="list4043862275" text:style-name="L2">
        <text:list-item>
          <text:p text:style-name="P8"><text:a xlink:type="simple" xlink:href="https://fr.wikipedia.org/wiki/Langage_machine" text:style-name="Internet_20_link" text:visited-style-name="Visited_20_Internet_20_Link">https://fr.wikipedia.org/wiki/Langage_machine</text:a></text:p>
        </text:list-item>
        <text:list-item>
          <text:p text:style-name="P3"><text:a xlink:type="simple" xlink:href="https://fr.wikipedia.org/wiki/Assembleur#Directives_du_langage_assembleur" text:style-name="Internet_20_link" text:visited-style-name="Visited_20_Internet_20_Link">https://fr.wikipedia.org/wiki/Assembleur#Directives_du_langage_assembleur</text:a></text:p>
        </text:list-item>
      </text:list>
      <text:p text:style-name="Text_20_body">Pour utiliser l'émulateur assembleur, voici quelques instructions. </text:p>
      <text:p text:style-name="Text_20_body">L'opérande &lt;opérande&gt; est une valeur désignée par #n  ou Rm pour utiliser le contenu du registre Rm. <text:line-break/>Les registres Rm du processeur vont de R0 à R12.</text:p>
      <text:list xml:id="list2078678647" text:style-name="L3">
        <text:list-item>
          <text:p text:style-name="P9"><text:span text:style-name="Strong_20_Emphasis">LDR Rd, &lt;mem ref&gt;</text:span> : Charge la valeur stockée dans l'emplacement mémoire spécifié par &lt;mem ref&gt; dans le registre <text:span text:style-name="Emphasis">d</text:span>.</text:p>
        </text:list-item>
        <text:list-item>
          <text:p text:style-name="P9"><text:span text:style-name="Strong_20_Emphasis">STR Rd, &lt;mem ref&gt;</text:span>  : Stocke la valeur du registre <text:span text:style-name="Emphasis">d</text:span> dans l'emplacement mémoire spécifié par &lt;mem ref&gt;.</text:p>
        </text:list-item>
        <text:list-item>
          <text:p text:style-name="P9"><text:span text:style-name="Strong_20_Emphasis">ADD Rd, Rn, &lt;opérande&gt;</text:span> : Ajoute la valeur spécifiée dans &lt;opérande&gt; à la valeur dans le registre <text:span text:style-name="Emphasis">n</text:span> et stocke le résultat dans le registre <text:span text:style-name="Emphasis">d</text:span>.</text:p>
        </text:list-item>
        <text:list-item>
          <text:p text:style-name="P9"><text:span text:style-name="Strong_20_Emphasis">SUB Rd, Rn, &lt;opérande&gt;</text:span> :  Soustrait la valeur spécifiée par &lt;opérande&gt; de la valeur dans le registre <text:span text:style-name="Emphasis">n</text:span> et stocke le résultat dans le registre <text:span text:style-name="Emphasis">d</text:span>. </text:p>
        </text:list-item>
        <text:list-item>
          <text:p text:style-name="P9"><text:span text:style-name="Strong_20_Emphasis">MOV Rd, &lt;opérande&gt;</text:span> : Copie la valeur spécifiée par &lt;opérande&gt; dans le registre <text:span text:style-name="Emphasis">d</text:span>.</text:p>
        </text:list-item>
        <text:list-item>
          <text:p text:style-name="P9"><text:span text:style-name="Strong_20_Emphasis">CMP Rn, &lt;opérande&gt;</text:span> : Compare la valeur stockée dans le registre <text:span text:style-name="Emphasis">n</text:span> avec la valeur spécifiée par &lt;opérande&gt;.</text:p>
        </text:list-item>
        <text:list-item>
          <text:p text:style-name="P9"><text:span text:style-name="Strong_20_Emphasis">B &lt;label&gt;</text:span> : Branche toujours sur l'instruction à la position &lt;label&gt; dans le programme.</text:p>
        </text:list-item>
        <text:list-item>
          <text:p text:style-name="P9"><text:span text:style-name="Strong_20_Emphasis">B &lt;condition&gt; &lt;label&gt;</text:span> : Branche conditionnellement à l'instruction à la position &lt;label&gt; dans le programme si la dernière comparaison répond aux critères spécifiés par la &lt;condition&gt;. <text:line-break/>Les valeurs possibles pour &lt;condition&gt; et leur signification sont : EQ pour Égal à, NE pour Non égal à, GT pour Supérieur à et LT pour Inférieur à.</text:p>
        </text:list-item>
        <text:list-item>
          <text:p text:style-name="P9"><text:span text:style-name="Strong_20_Emphasis">AND Rd, Rn, &lt;opérande&gt;</text:span> :  Effectue une opération <text:span text:style-name="Strong_20_Emphasis">ET</text:span> logique au niveau du bit entre la valeur dans le registre <text:span text:style-name="Emphasis">n</text:span> et la valeur spécifiée par &lt;opérande&gt; et stocke le résultat dans le registre <text:span text:style-name="Emphasis">d</text:span>.</text:p>
        </text:list-item>
        <text:list-item>
          <text:p text:style-name="P9"><text:span text:style-name="Strong_20_Emphasis">ORR Rd, Rn, &lt;opérande&gt;</text:span> :  Effectue une opération <text:span text:style-name="Strong_20_Emphasis">OU</text:span> logique au niveau du bit entre la valeur dans le registre <text:span text:style-name="Emphasis">n</text:span> et la valeur spécifiée par &lt;opérande&gt; et stocke le résultat dans le registre <text:span text:style-name="Emphasis">d</text:span>.</text:p>
        </text:list-item>
        <text:list-item>
          <text:p text:style-name="P9"><text:span text:style-name="Strong_20_Emphasis">EOR Rd, Rn, &lt;opérande&gt;</text:span> :  Effectue une opération logique binaire ou exclusif (<text:span text:style-name="Strong_20_Emphasis">XOR</text:span>) entre la valeur dans le registre <text:span text:style-name="Emphasis">n</text:span> et la valeur spécifiée par &lt;opérande&gt; et stocke le résultat dans le registre <text:span text:style-name="Emphasis">d</text:span>.</text:p>
        </text:list-item>
        <text:list-item>
          <text:p text:style-name="P9"><text:span text:style-name="Strong_20_Emphasis">MVN Rd, &lt;opérande&gt;</text:span> : Effectue une opération <text:span text:style-name="Strong_20_Emphasis">NON</text:span> logique au niveau du bit sur la valeur spécifiée par &lt;opérande&gt; et stocke le résultat dans le registre <text:span text:style-name="Emphasis">d</text:span>.</text:p>
        </text:list-item>
        <text:list-item>
          <text:p text:style-name="P9"><text:soft-page-break/><text:span text:style-name="Strong_20_Emphasis">LSL Rd, Rn, &lt;opérande&gt;</text:span> : Décale logiquement à gauche la valeur stockée dans le registre <text:span text:style-name="Emphasis">n</text:span> du nombre de bits spécifié par &lt;opérande&gt; et stocke le résultat dans le registre <text:span text:style-name="Emphasis">d</text:span>.</text:p>
        </text:list-item>
        <text:list-item>
          <text:p text:style-name="P9"><text:span text:style-name="Strong_20_Emphasis">LSR Rd, Rn, &lt;opérande&gt;</text:span> : Décale logiquement à droite la valeur stockée dans le registre <text:span text:style-name="Emphasis">n</text:span> du nombre de bits spécifié par &lt;opérande&gt; et stocke le résultat dans le registre <text:span text:style-name="Emphasis">d</text:span>.</text:p>
        </text:list-item>
        <text:list-item>
          <text:p text:style-name="P4"><text:span text:style-name="Strong_20_Emphasis">HALT</text:span> : Arrête l'exécution du programme. </text:p>
        </text:list-item>
      </text:list>
      <text:p text:style-name="Text_20_body">D'autres informations sur ces instructions sur les sites :</text:p>
      <text:list xml:id="list3856044161" text:style-name="L4">
        <text:list-item>
          <text:p text:style-name="P10"><text:a xlink:type="simple" xlink:href="https://pixees.fr/informatiquelycee/n_site/nsi_prem_sim_cpu.html" text:style-name="Internet_20_link" text:visited-style-name="Visited_20_Internet_20_Link">https://pixees.fr/informatiquelycee/n_site/nsi_prem_sim_cpu.html</text:a></text:p>
        </text:list-item>
        <text:list-item>
          <text:p text:style-name="P5"><text:a xlink:type="simple" xlink:href="https://www.peterhigginson.co.uk/AQA/" text:style-name="Internet_20_link" text:visited-style-name="Visited_20_Internet_20_Link">https://www.peterhigginson.co.uk/AQA/</text:a></text:p>
        </text:list-item>
      </text:list>
      <text:p text:style-name="Text_20_body">Document support de l'activité : <text:a xlink:type="simple" xlink:href="https://moodle.l-educdenormandie.fr/pluginfile.php/106782/mod_page/content/9/ActArchiVonNeumann.pdf" text:style-name="Internet_20_link" text:visited-style-name="Visited_20_Internet_20_Link">https://moodle.l-educdenormandie.fr/pluginfile.php/106782/mod_page/content/9/ActArchiVonNeumann.pdf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12T18:20:05.264000000</meta:creation-date>
    <dc:date>2022-01-12T18:20:50.806000000</dc:date>
    <meta:editing-duration>PT47S</meta:editing-duration>
    <meta:editing-cycles>1</meta:editing-cycles>
    <meta:document-statistic meta:table-count="0" meta:image-count="0" meta:object-count="0" meta:page-count="2" meta:paragraph-count="29" meta:word-count="511" meta:character-count="3190" meta:non-whitespace-character-count="2717"/>
    <meta:generator>LibreOffice/6.4.6.2$Windows_X86_64 LibreOffice_project/0ce51a4fd21bff07a5c061082cc82c5ed232f115</meta:generator>
  </office:meta>
</office:document-meta>
</file>